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a21" officeooo:paragraph-rsid="001b6a21"/>
    </style:style>
    <style:style style:name="P2" style:family="paragraph" style:parent-style-name="Standard">
      <style:text-properties officeooo:rsid="001b731b" officeooo:paragraph-rsid="001b731b"/>
    </style:style>
    <style:style style:name="T1" style:family="text">
      <style:text-properties officeooo:rsid="001caedc"/>
    </style:style>
    <style:style style:name="T2" style:family="text">
      <style:text-properties officeooo:rsid="001e0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VRON<text:tab/><text:tab/><text:tab/><text:span text:style-name="T2">MOBIL</text:span></text:p>
      <text:p text:style-name="P1">Waylube 68?<text:tab/>$73.45<text:tab/><text:tab/><text:span text:style-name="T1">Vactra 2</text:span></text:p>
      <text:p text:style-name="P1">Regal R&amp;O 32 <text:s/>$70.80<text:tab/><text:span text:style-name="T1">DTE Light</text:span></text:p>
      <text:p text:style-name="P1">Rando 10 <text:s text:c="9"/>$67.80<text:tab/><text:span text:style-name="T1">Velocite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2:24:12.608193382</meta:creation-date>
    <dc:date>2017-03-03T22:40:10.321954939</dc:date>
    <meta:editing-duration>PT1M4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8" meta:character-count="108" meta:non-whitespace-character-count="81"/>
  </office:meta>
</office:document-meta>
</file>